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justify" draw:textarea-vertical-align="middle" draw:auto-grow-height="false" fo:min-height="23.837cm" fo:min-width="8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99cm"/>
    </style:style>
    <style:style style:name="gr3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0.85cm" fo:min-width="6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0.898cm" fo:min-width="6.3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0.745cm" fo:min-width="6.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0.894cm" fo:min-width="6.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0.882cm" fo:min-width="6.3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0.851cm" fo:min-width="6.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0.819cm" fo:min-width="6.3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0.866cm" fo:min-width="6.3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draw:marker-start="Diamond" draw:marker-start-width="0.355cm" draw:marker-end="" draw:marker-end-width="0.3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7cm"/>
    </style:style>
    <style:style style:name="gr13" style:family="graphic" style:parent-style-name="standard">
      <style:graphic-properties draw:stroke="dash" draw:stroke-dash="Ultrafine_20_Dotted_20__28_var_29_" svg:stroke-color="#000000" draw:fill="none" draw:textarea-horizontal-align="justify" draw:textarea-vertical-align="middle" draw:auto-grow-height="false" fo:min-height="23.95cm" fo:min-width="29.7cm"/>
    </style:style>
    <style:style style:name="gr14" style:family="graphic" style:parent-style-name="standard">
      <style:graphic-properties draw:stroke="none" draw:fill-color="#e6e6e6" draw:textarea-horizontal-align="justify" draw:textarea-vertical-align="middle" draw:auto-grow-height="false" fo:min-height="8.75cm" fo:min-width="14.5cm"/>
    </style:style>
    <style:style style:name="gr15" style:family="graphic" style:parent-style-name="standard">
      <style:graphic-properties svg:stroke-width="0.1cm" svg:stroke-color="#000000" draw:marker-start-width="0.5cm" draw:marker-end-width="0.3cm" draw:fill="solid" draw:fill-color="#e6e6e6" draw:textarea-horizontal-align="justify" draw:textarea-vertical-align="middle" draw:auto-grow-height="false" fo:min-height="1.55cm" fo:min-width="6.2cm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draw:marker-start-width="0.515cm" draw:marker-end="Triangle_20_unfilled" draw:marker-end-width="0.57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15cm" fo:min-width="6.2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5cm" fo:min-width="6.2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20" style:family="graphic" style:parent-style-name="standard">
      <style:graphic-properties svg:stroke-width="0.1cm" svg:stroke-color="#000000" draw:marker-start-width="0.5cm" draw:marker-end-width="0.3cm" draw:fill="none" draw:fill-color="#e6e6e6" draw:textarea-horizontal-align="justify" draw:textarea-vertical-align="middle" draw:auto-grow-height="false" fo:min-height="1.15cm" fo:min-width="6.2cm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"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15cm" fo:min-width="7.4cm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1cm" svg:stroke-color="#000000" draw:marker-start-width="0.5cm" draw:marker-end-width="0.3cm" draw:fill="solid" draw:fill-color="#e6e6e6" draw:textarea-horizontal-align="justify" draw:textarea-vertical-align="middle" draw:auto-grow-height="false" fo:min-height="2.25cm" fo:min-width="6.2cm" fo:padding-top="0.175cm" fo:padding-bottom="0.175cm" fo:padding-left="0.3cm" fo:padding-right="0.3cm"/>
    </style:style>
    <style:style style:name="gr24" style:family="graphic" style:parent-style-name="standard">
      <style:graphic-properties draw:stroke="none" draw:fill="none" fo:min-height="0.598cm"/>
    </style:style>
    <style:style style:name="gr25" style:family="graphic" style:parent-style-name="standard">
      <style:graphic-properties draw:stroke="none" draw:fill="none" fo:min-height="1.462cm"/>
    </style:style>
    <style:style style:name="gr26" style:family="graphic" style:parent-style-name="standard">
      <style:graphic-properties draw:stroke="solid" draw:stroke-dash="Fine_20_Dashed" svg:stroke-width="0.1cm" svg:stroke-color="#000000" draw:marker-start-width="0.5cm" draw:marker-end-width="0.3cm" draw:fill="solid" draw:fill-color="#ffffff" draw:textarea-horizontal-align="justify" draw:textarea-vertical-align="middle" draw:auto-grow-height="false" fo:min-height="1.25cm" fo:min-width="7.4cm" fo:padding-top="0.175cm" fo:padding-bottom="0.175cm" fo:padding-left="0.3cm" fo:padding-right="0.3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Liberation Mono" fo:font-size="15pt" fo:font-weight="bold" style:font-size-asian="16pt" style:font-weight-asian="bold" style:font-size-complex="16pt" style:font-weight-complex="600"/>
    </style:style>
    <style:style style:name="P5" style:family="paragraph">
      <loext:graphic-properties draw:fill="solid" draw:fill-color="#ffffff"/>
      <style:paragraph-properties fo:text-align="center"/>
      <style:text-properties style:use-window-font-color="true" style:font-name="Liberation Mono" fo:font-size="15pt" fo:font-weight="bold" style:font-size-asian="16pt" style:font-weight-asian="bold" style:font-size-complex="16pt" style:font-weight-complex="60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e6e6e6"/>
      <style:paragraph-properties fo:text-align="center"/>
      <style:text-properties style:font-name="Liberation Mono" fo:font-size="15pt" fo:font-weight="bold" style:font-size-asian="16pt" style:font-weight-asian="bold" style:font-size-complex="16pt" style:font-weight-complex="600"/>
    </style:style>
    <style:style style:name="P9" style:family="paragraph">
      <loext:graphic-properties draw:fill="none" draw:fill-color="#ffffff"/>
      <style:text-properties style:font-name="Liberation Mono" fo:font-size="16pt" style:font-size-asian="16pt" style:font-size-complex="16pt"/>
    </style:style>
    <style:style style:name="P10" style:family="paragraph">
      <loext:graphic-properties draw:fill="solid" draw:fill-color="#e6e6e6"/>
      <style:paragraph-properties fo:text-align="center"/>
      <style:text-properties style:font-name="Liberation Mono" fo:font-size="15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e6e6e6"/>
      <style:paragraph-properties fo:text-align="center"/>
      <style:text-properties style:font-name="Liberation Mono" fo:font-size="15pt" fo:font-weight="bold" style:font-size-asian="16pt" style:font-weight-asian="bold" style:font-size-complex="16pt" style:font-weight-complex="600"/>
    </style:style>
    <style:style style:name="P12" style:family="paragraph">
      <loext:graphic-properties draw:fill="solid" draw:fill-color="#ffffff"/>
      <style:paragraph-properties fo:text-align="center"/>
      <style:text-properties style:font-name="Liberation Mono" fo:font-size="15pt" fo:font-style="italic" fo:font-weight="bold" style:font-size-asian="16pt" style:font-style-asian="italic" style:font-weight-asian="bold" style:font-size-complex="16pt" style:font-style-complex="italic" style:font-weight-complex="600"/>
    </style:style>
    <style:style style:name="P13" style:family="paragraph">
      <loext:graphic-properties draw:fill="none"/>
      <style:paragraph-properties fo:text-align="center"/>
      <style:text-properties fo:font-size="15pt"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/>
      <style:text-properties fo:font-size="12pt"/>
    </style:style>
    <style:style style:name="P16" style:family="paragraph">
      <loext:graphic-properties draw:fill="solid" draw:fill-color="#ffffff"/>
      <style:paragraph-properties fo:text-align="center"/>
      <style:text-properties style:font-name="Liberation Mono" fo:font-size="15pt" fo:font-style="normal" fo:font-weight="bold" style:font-size-asian="16pt" style:font-style-asian="normal" style:font-weight-asian="bold" style:font-size-complex="16pt" style:font-style-complex="normal" style:font-weight-complex="600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Liberation Mono" fo:font-size="15pt" fo:font-weight="bold" style:font-size-asian="16pt" style:font-weight-asian="bold" style:font-size-complex="16pt" style:font-weight-complex="600"/>
    </style:style>
    <style:style style:name="T5" style:family="text">
      <style:text-properties style:use-window-font-color="true" style:font-name="Liberation Mono" fo:font-size="15pt" fo:font-weight="bold" style:font-size-asian="16pt" style:font-weight-asian="bold" style:font-size-complex="16pt" style:font-weight-complex="600"/>
    </style:style>
    <style:style style:name="T6" style:family="text">
      <style:text-properties style:font-name="Liberation Mono" fo:font-size="16pt" style:font-size-asian="16pt" style:font-size-complex="16pt"/>
    </style:style>
    <style:style style:name="T7" style:family="text">
      <style:text-properties style:font-name="Liberation Mono" fo:font-size="15pt" fo:font-weight="bold" style:font-size-asian="16pt" style:font-weight-asian="bold" style:font-size-complex="16pt" style:font-weight-complex="bold"/>
    </style:style>
    <style:style style:name="T8" style:family="text">
      <style:text-properties style:font-name="Liberation Mono" fo:font-size="15pt" fo:font-style="italic" fo:font-weight="bold" style:font-size-asian="16pt" style:font-style-asian="italic" style:font-weight-asian="bold" style:font-size-complex="16pt" style:font-style-complex="italic" style:font-weight-complex="600"/>
    </style:style>
    <style:style style:name="T9" style:family="text">
      <style:text-properties fo:font-size="15pt" fo:font-weight="bold" style:font-weight-asian="bold" style:font-weight-complex="bold"/>
    </style:style>
    <style:style style:name="T10" style:family="text">
      <style:text-properties fo:font-size="12pt"/>
    </style:style>
    <style:style style:name="T11" style:family="text">
      <style:text-properties style:font-name="Liberation Mono" fo:font-size="15pt" fo:font-style="normal" fo:font-weight="bold" style:font-size-asian="16pt" style:font-style-asian="normal" style:font-weight-asian="bold" style:font-size-complex="16pt" style:font-style-complex="normal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4cm" svg:height="24.087cm" svg:x="0.381cm" svg:y="1.5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699cm" svg:height="0.962cm" svg:x="0.38cm" svg:y="0.4cm">
          <draw:text-box>
            <text:p><text:span text:style-name="T1">Class hierarchy: </text:span><text:span text:style-name="T2">perception</text:span><text:span text:style-name="T1">, </text:span><text:span text:style-name="T2">appraisal </text:span><text:span text:style-name="T3">and</text:span><text:span text:style-name="T2"> motivation</text:span></text:p>
          </draw:text-box>
        </draw:frame>
        <draw:custom-shape draw:style-name="gr3" draw:text-style-name="P4" xml:id="id9" draw:id="id9" draw:layer="layout" svg:width="6.9cm" svg:height="1.2cm" svg:x="1.7cm" svg:y="2cm">
          <text:p text:style-name="P3"><text:span text:style-name="T4">PERCEPT_LIGH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8" draw:id="id8" draw:layer="layout" svg:width="6.9cm" svg:height="1.248cm" svg:x="1.677cm" svg:y="3.892cm">
          <text:p text:style-name="P3"><text:span text:style-name="T4">PERCEPT_DEPTH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6.9cm" svg:height="1.095cm" svg:x="1.7cm" svg:y="5.8cm">
          <text:p text:style-name="P3"><text:span text:style-name="T4">PERCEPT_FOO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" draw:id="id6" draw:layer="layout" svg:width="6.9cm" svg:height="1.244cm" svg:x="1.7cm" svg:y="7.6cm">
          <text:p text:style-name="P3"><text:span text:style-name="T4">PERCEPT_CONSPECIFIC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6.9cm" svg:height="1.232cm" svg:x="1.662cm" svg:y="11.4cm">
          <text:p text:style-name="P3"><text:span text:style-name="T4">PERCEPT_PREDATOR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6.9cm" svg:height="1.201cm" svg:x="1.662cm" svg:y="13.3cm">
          <text:p text:style-name="P3"><text:span text:style-name="T4">PERCEPT_STOMAC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3" draw:id="id3" draw:layer="layout" svg:width="6.9cm" svg:height="1.169cm" svg:x="1.685cm" svg:y="15.482cm">
          <text:p text:style-name="P3"><text:span text:style-name="T4">PERCEPT_BODY_MAS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2" draw:id="id2" draw:layer="layout" svg:width="6.9cm" svg:height="1.216cm" svg:x="1.662cm" svg:y="19.684cm">
          <text:p text:style-name="P3"><text:span text:style-name="T4">PERCEPT_ENERG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6.9cm" svg:height="1.2cm" svg:x="1.662cm" svg:y="21.7cm">
          <text:p text:style-name="P3"><text:span text:style-name="T4">PERCEPT_AG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0" draw:id="id10" draw:layer="layout" svg:width="6.9cm" svg:height="1.2cm" svg:x="1.7cm" svg:y="23.8cm">
          <text:p text:style-name="P3"><text:span text:style-name="T5">MEMORY_PERCEPTUAL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line-skew="-2.531cm" svg:x1="17.3cm" svg:y1="23.55cm" svg:x2="8.562cm" svg:y2="20.292cm" draw:start-shape="id1" draw:start-glue-point="3" draw:end-shape="id2" svg:d="M17300 23550h-6900v-3258h-1838" svg:viewBox="0 0 8739 3259">
          <text:p/>
        </draw:connector>
        <draw:connector draw:style-name="gr11" draw:text-style-name="P6" draw:layer="layout" draw:line-skew="-2.543cm" svg:x1="17.3cm" svg:y1="23.55cm" svg:x2="8.585cm" svg:y2="16.066cm" draw:start-shape="id1" draw:start-glue-point="3" draw:end-shape="id3" svg:d="M17300 23550h-6900v-7484h-1815" svg:viewBox="0 0 8716 7485">
          <text:p/>
        </draw:connector>
        <draw:connector draw:style-name="gr11" draw:text-style-name="P6" draw:layer="layout" draw:line-skew="-2.531cm" svg:x1="17.3cm" svg:y1="23.55cm" svg:x2="8.562cm" svg:y2="13.9cm" draw:start-shape="id1" draw:start-glue-point="3" draw:end-shape="id4" svg:d="M17300 23550h-6900v-9650h-1838" svg:viewBox="0 0 8739 9651">
          <text:p/>
        </draw:connector>
        <draw:connector draw:style-name="gr11" draw:text-style-name="P6" draw:layer="layout" draw:line-skew="-2.531cm" svg:x1="17.3cm" svg:y1="23.55cm" svg:x2="8.562cm" svg:y2="12.016cm" draw:start-shape="id1" draw:start-glue-point="3" draw:end-shape="id5" svg:d="M17300 23550h-6900v-11534h-1838" svg:viewBox="0 0 8739 11535">
          <text:p/>
        </draw:connector>
        <draw:connector draw:style-name="gr11" draw:text-style-name="P6" draw:layer="layout" draw:line-skew="-2.55cm" svg:x1="17.3cm" svg:y1="23.55cm" svg:x2="8.6cm" svg:y2="8.222cm" draw:start-shape="id1" draw:start-glue-point="3" draw:end-shape="id6" draw:end-glue-point="1" svg:d="M17300 23550h-6900v-15328h-1800" svg:viewBox="0 0 8701 15329">
          <text:p/>
        </draw:connector>
        <draw:connector draw:style-name="gr11" draw:text-style-name="P6" draw:layer="layout" draw:line-skew="-2.55cm" svg:x1="17.3cm" svg:y1="23.55cm" svg:x2="8.6cm" svg:y2="6.347cm" draw:start-shape="id1" draw:start-glue-point="3" draw:end-shape="id7" draw:end-glue-point="1" svg:d="M17300 23550h-6900v-17203h-1800" svg:viewBox="0 0 8701 17204">
          <text:p/>
        </draw:connector>
        <draw:connector draw:style-name="gr11" draw:text-style-name="P6" draw:layer="layout" draw:line-skew="-2.539cm" svg:x1="17.3cm" svg:y1="23.55cm" svg:x2="8.577cm" svg:y2="4.516cm" draw:start-shape="id1" draw:start-glue-point="3" draw:end-shape="id8" svg:d="M17300 23550h-6900v-19034h-1823" svg:viewBox="0 0 8724 19035">
          <text:p/>
        </draw:connector>
        <draw:connector draw:style-name="gr11" draw:text-style-name="P6" draw:layer="layout" draw:line-skew="-2.55cm" svg:x1="17.3cm" svg:y1="23.55cm" svg:x2="8.6cm" svg:y2="2.6cm" draw:start-shape="id1" draw:start-glue-point="3" draw:end-shape="id9" draw:end-glue-point="1" svg:d="M17300 23550h-6900v-20950h-1800" svg:viewBox="0 0 8701 20951">
          <text:p/>
        </draw:connector>
        <draw:connector draw:style-name="gr11" draw:text-style-name="P6" draw:layer="layout" draw:line-skew="-2.55cm" svg:x1="17.3cm" svg:y1="23.55cm" svg:x2="8.6cm" svg:y2="24.4cm" draw:start-shape="id1" draw:start-glue-point="3" draw:end-shape="id10" draw:end-glue-point="1" svg:d="M17300 23550h-6900v850h-1800" svg:viewBox="0 0 8701 851">
          <text:p/>
        </draw:connector>
        <draw:connector draw:style-name="gr11" draw:text-style-name="P6" draw:layer="layout" draw:line-skew="-2.531cm" svg:x1="17.3cm" svg:y1="23.55cm" svg:x2="8.562cm" svg:y2="22.3cm" draw:start-shape="id1" draw:start-glue-point="3" draw:end-shape="id11" draw:end-glue-point="1" svg:d="M17300 23550h-6900v-1250h-1838" svg:viewBox="0 0 8739 1251">
          <text:p/>
        </draw:connector>
        <draw:frame draw:style-name="gr12" draw:text-style-name="P7" draw:layer="layout" svg:width="7.157cm" svg:height="0.962cm" draw:transform="rotate (1.5707963267949) translate (0.538cm 16.257cm)">
          <draw:text-box>
            <text:p>Perception components</text:p>
          </draw:text-box>
        </draw:frame>
        <draw:custom-shape draw:style-name="gr13" draw:text-style-name="P6" draw:layer="layout" svg:width="30.2cm" svg:height="24.2cm" svg:x="0.4cm" svg:y="1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5cm" svg:height="9cm" svg:x="15.3cm" svg:y="11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xml:id="id1" draw:id="id1" draw:layer="layout" svg:width="6.8cm" svg:height="1.9cm" svg:x="17.3cm" svg:y="22.6cm">
          <text:p text:style-name="P3"><text:span text:style-name="T4">PERCEPTION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draw:line-skew="-2.65cm 6.7cm" svg:x1="16.6cm" svg:y1="5.706cm" svg:x2="20.7cm" svg:y2="22.6cm" draw:start-shape="id12" draw:start-glue-point="3" draw:end-shape="id1" draw:end-glue-point="0" svg:d="M16600 5706h-3200v15794h7300v1100" svg:viewBox="0 0 7301 16895">
          <text:p/>
        </draw:connector>
        <draw:custom-shape draw:style-name="gr17" draw:text-style-name="P4" xml:id="id14" draw:id="id14" draw:layer="layout" svg:width="6.8cm" svg:height="1.5cm" svg:x="16.2cm" svg:y="12.8cm">
          <text:p text:style-name="P3"><text:span text:style-name="T4">STATE_HUNGER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5" draw:id="id15" draw:layer="layout" svg:width="6.8cm" svg:height="1.6cm" svg:x="16.2cm" svg:y="15.1cm">
          <text:p text:style-name="P3"><text:span text:style-name="T4">STATE_FEAR_DEFENCE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6" draw:id="id16" draw:layer="layout" svg:width="6.8cm" svg:height="1.6cm" svg:x="16.2cm" svg:y="17.3cm">
          <text:p text:style-name="P3"><text:span text:style-name="T4">STATE_REPRODUCE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line-skew="-0.95cm" svg:x1="16.6cm" svg:y1="8.25cm" svg:x2="16.2cm" svg:y2="13.55cm" draw:start-shape="id13" draw:end-shape="id14" draw:end-glue-point="3" svg:d="M16600 8250h-1900v5300h1500" svg:viewBox="0 0 1901 5301">
          <text:p/>
        </draw:connector>
        <draw:connector draw:style-name="gr11" draw:text-style-name="P6" draw:layer="layout" draw:line-skew="-0.95cm" svg:x1="16.6cm" svg:y1="8.25cm" svg:x2="16.2cm" svg:y2="15.9cm" draw:start-shape="id13" draw:start-glue-point="3" draw:end-shape="id15" svg:d="M16600 8250h-1900v7650h1500" svg:viewBox="0 0 1901 7651">
          <text:p/>
        </draw:connector>
        <draw:connector draw:style-name="gr11" draw:text-style-name="P6" draw:layer="layout" draw:line-skew="-0.95cm" svg:x1="16.6cm" svg:y1="8.25cm" svg:x2="16.2cm" svg:y2="18.1cm" draw:start-shape="id13" draw:start-glue-point="3" draw:end-shape="id16" svg:d="M16600 8250h-1900v9850h1500" svg:viewBox="0 0 1901 9851">
          <text:p/>
        </draw:connector>
        <draw:custom-shape draw:style-name="gr17" draw:text-style-name="P4" xml:id="id13" draw:id="id13" draw:layer="layout" svg:width="6.8cm" svg:height="1.5cm" svg:x="16.6cm" svg:y="7.5cm">
          <text:p text:style-name="P3"><text:span text:style-name="T4">MOTIVATION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4.566cm" svg:height="0.89cm" svg:x="25.9cm" svg:y="1.6cm">
          <draw:text-box>
            <text:p><text:span text:style-name="T6">THE_NEUROBIO</text:span></text:p>
          </draw:text-box>
        </draw:frame>
        <draw:custom-shape draw:style-name="gr15" draw:text-style-name="P10" xml:id="id17" draw:id="id17" draw:layer="layout" svg:width="6.8cm" svg:height="1.9cm" svg:x="16.6cm" svg:y="1.5cm">
          <text:p text:style-name="P3"><text:span text:style-name="T7">GOS_GLOBAL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svg:x1="20cm" svg:y1="3.4cm" svg:x2="20cm" svg:y2="4.4cm" draw:start-shape="id17" draw:start-glue-point="2" draw:end-shape="id12" draw:end-glue-point="0" svg:d="M20000 3400v1000" svg:viewBox="0 0 1 1001">
          <text:p/>
        </draw:connector>
        <draw:custom-shape draw:style-name="gr20" draw:text-style-name="P11" xml:id="id20" draw:id="id20" draw:layer="layout" svg:width="6.8cm" svg:height="1.5cm" svg:x="16.568cm" svg:y="9.603cm">
          <text:p text:style-name="P3"><text:span text:style-name="T4">MEMORY_EMOTIONA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18" draw:id="id18" draw:layer="layout" svg:width="8cm" svg:height="1.5cm" draw:transform="rotate (1.5707963267949) translate (24.9cm 19.9cm)">
          <text:p text:style-name="P3"><text:span text:style-name="T8">STATE_MOTIVATION_BASE</text:span></text:p>
          <draw:enhanced-geometry svg:viewBox="0 0 21600 21600" draw:type="rectangle" draw:enhanced-path="M 0 0 L 21600 0 21600 21600 0 21600 0 0 Z N"/>
        </draw:custom-shape>
        <draw:connector draw:style-name="gr22" draw:text-style-name="P6" draw:layer="layout" svg:x1="23cm" svg:y1="18.1cm" svg:x2="24.9cm" svg:y2="15.9cm" draw:start-shape="id16" draw:end-shape="id18" svg:d="M23000 18100h950v-2200h950" svg:viewBox="0 0 1901 2201">
          <text:p/>
        </draw:connector>
        <draw:connector draw:style-name="gr22" draw:text-style-name="P6" draw:layer="layout" svg:x1="23cm" svg:y1="15.9cm" svg:x2="24.9cm" svg:y2="15.9cm" draw:start-shape="id15" draw:end-shape="id18" draw:end-glue-point="0" svg:d="M23000 15900h1900" svg:viewBox="0 0 1901 1">
          <text:p/>
        </draw:connector>
        <draw:connector draw:style-name="gr22" draw:text-style-name="P6" draw:layer="layout" svg:x1="23cm" svg:y1="13.55cm" svg:x2="24.9cm" svg:y2="15.9cm" draw:start-shape="id14" draw:end-shape="id18" draw:end-glue-point="0" svg:d="M23000 13550h950v2350h950" svg:viewBox="0 0 1901 2351">
          <text:p/>
        </draw:connector>
        <draw:g xml:id="id12" draw:id="id12">
          <draw:custom-shape draw:style-name="gr23" draw:text-style-name="P8" xml:id="id19" draw:id="id19" draw:layer="layout" svg:width="6.8cm" svg:height="2.6cm" svg:x="16.6cm" svg:y="4.4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3.7cm" svg:height="0.848cm" svg:x="17.9cm" svg:y="4.4cm">
            <draw:text-box>
              <text:p text:style-name="P3"><text:span text:style-name="T9">APPRAISAL</text:span></text:p>
            </draw:text-box>
          </draw:frame>
          <draw:frame draw:style-name="gr25" draw:text-style-name="P15" draw:layer="layout" svg:width="6.1cm" svg:height="1.712cm" svg:x="16.989cm" svg:y="5.3cm">
            <draw:text-box>
              <text:p text:style-name="P14"><text:span text:style-name="T10">(1) Neuronal response</text:span></text:p>
              <text:p text:style-name="P14"><text:span text:style-name="T10">(2) Modulation</text:span></text:p>
              <text:p text:style-name="P14"><text:span text:style-name="T10">(3) Summator</text:span></text:p>
            </draw:text-box>
          </draw:frame>
        </draw:g>
        <draw:connector draw:style-name="gr11" draw:text-style-name="P6" draw:layer="layout" draw:line-skew="1.05cm" svg:x1="23.4cm" svg:y1="5.7cm" svg:x2="23.368cm" svg:y2="10.353cm" draw:start-shape="id19" draw:end-shape="id20" draw:end-glue-point="1" svg:d="M23400 5700h1600v4653h-1632" svg:viewBox="0 0 1633 4654">
          <text:p/>
        </draw:connector>
        <draw:connector draw:style-name="gr11" draw:text-style-name="P6" draw:layer="layout" draw:line-skew="1.05cm" svg:x1="23.4cm" svg:y1="5.7cm" svg:x2="23.4cm" svg:y2="8.25cm" draw:start-shape="id19" draw:start-glue-point="1" draw:end-shape="id13" draw:end-glue-point="1" svg:d="M23400 5700h1600v2550h-1600" svg:viewBox="0 0 1601 2551">
          <text:p/>
        </draw:connector>
        <draw:custom-shape draw:style-name="gr26" draw:text-style-name="P16" xml:id="id21" draw:id="id21" draw:layer="layout" svg:width="8cm" svg:height="1.6cm" draw:transform="rotate (1.5707963267949) translate (27.8cm 19.9cm)">
          <text:p text:style-name="P3"><text:span text:style-name="T11">PERCEPT_COMPONENTS_MOTIV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svg:x1="26.4cm" svg:y1="15.9cm" svg:x2="27.8cm" svg:y2="15.9cm" draw:start-shape="id18" draw:start-glue-point="2" draw:end-shape="id21" svg:d="M26400 15900h1400" svg:viewBox="0 0 1401 1">
          <text:p/>
        </draw:connector>
        <draw:custom-shape draw:style-name="gr3" draw:text-style-name="P4" xml:id="id22" draw:id="id22" draw:layer="layout" svg:width="6.9cm" svg:height="1.2cm" svg:x="1.662cm" svg:y="17.6cm">
          <text:p text:style-name="P3"><text:span text:style-name="T4">PERCEPT_REPR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6" draw:layer="layout" draw:line-skew="-2.531cm" svg:x1="17.3cm" svg:y1="23.55cm" svg:x2="8.562cm" svg:y2="18.2cm" draw:start-shape="id1" draw:start-glue-point="3" draw:end-shape="id22" draw:end-glue-point="1" svg:d="M17300 23550h-6900v-5350h-1838" svg:viewBox="0 0 8739 5351">
          <text:p/>
        </draw:connector>
        <draw:custom-shape draw:style-name="gr7" draw:text-style-name="P4" xml:id="id23" draw:id="id23" draw:layer="layout" svg:width="6.9cm" svg:height="1.232cm" svg:x="1.6cm" svg:y="9.5cm">
          <text:p text:style-name="P3"><text:span text:style-name="T4">PERCEPT_PRED_DIR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line-skew="-2.5cm" svg:x1="17.3cm" svg:y1="23.55cm" svg:x2="8.5cm" svg:y2="10.116cm" draw:start-shape="id1" draw:start-glue-point="3" draw:end-shape="id23" draw:end-glue-point="1" svg:d="M17300 23550h-6900v-13434h-1900" svg:viewBox="0 0 8801 134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pitch="fixed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GB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31cm" fo:page-height="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7-12-18T07:07:30.734464765</dc:date>
    <dc:creator>Sergey Budaev</dc:creator>
    <meta:editing-duration>PT8H53M19S</meta:editing-duration>
    <meta:editing-cycles>178</meta:editing-cycles>
    <meta:generator>LibreOffice/5.3.5.2$Linux_X86_64 LibreOffice_project/50d9bf2b0a79cdb85a3814b592608037a682059d</meta:generator>
    <meta:document-statistic meta:object-count="54"/>
  </office:meta>
</office:document-meta>
</file>